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1602in"/>
    </style:style>
    <style:style style:name="co2" style:family="table-column">
      <style:table-column-properties fo:break-before="auto" style:column-width="0.3138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3.7307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Anforderunge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3" office:value-type="string">
            <text:p>Nr.</text:p>
          </table:table-cell>
          <table:table-cell table:style-name="ce3" office:value-type="string">
            <text:p>Titel</text:p>
          </table:table-cell>
          <table:table-cell table:style-name="ce5" office:value-type="string">
            <text:p>Beschreibung</text:p>
          </table:table-cell>
          <table:table-cell table:style-name="ce3" office:value-type="string">
            <text:p>Priorität</text:p>
          </table:table-cell>
          <table:table-cell table:style-name="ce3" office:value-type="string">
            <text:p>Aufwand</text:p>
          </table:table-cell>
          <table:table-cell table:number-columns-repeated="1018"/>
        </table:table-row>
        <table:table-row table:style-name="ro4">
          <table:table-cell table:style-name="ce2" table:number-columns-repeated="2"/>
          <table:table-cell table:style-name="ce2" office:value-type="string">
            <text:p>Kurs erfassen</text:p>
          </table:table-cell>
          <table:table-cell office:value-type="string">
            <text:p>Als Eigentümer möchte ich Kurse erfassen können um Kunden die Möglichkeit zu geben sich anzumelden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table:number-columns-repeated="1018"/>
        </table:table-row>
        <table:table-row table:style-name="ro3">
          <table:table-cell table:style-name="ce2" table:number-columns-repeated="2"/>
          <table:table-cell table:style-name="ce2" office:value-type="string">
            <text:p>Kurs absagen</text:p>
          </table:table-cell>
          <table:table-cell office:value-type="string">
            <text:p>Als Eigentümer möchte ich Kurse absagen können.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8"/>
        </table:table-row>
        <table:table-row table:style-name="ro3">
          <table:table-cell table:style-name="ce2" table:number-columns-repeated="2"/>
          <table:table-cell table:style-name="ce2" office:value-type="string">
            <text:p>Kurs verschieben</text:p>
          </table:table-cell>
          <table:table-cell office:value-type="string">
            <text:p>Als Eigentümer möchte ich Kurse verschieben können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8"/>
        </table:table-row>
        <table:table-row table:style-name="ro4">
          <table:table-cell table:style-name="ce2" table:number-columns-repeated="2"/>
          <table:table-cell table:style-name="ce2" office:value-type="string">
            <text:p>Absagen verwalten</text:p>
          </table:table-cell>
          <table:table-cell office:value-type="string">
            <text:p>Als Eigentümer möchte ich Absagen verwalten können, um Kurse neu zu besetzen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table:number-columns-repeated="1018"/>
        </table:table-row>
        <table:table-row table:style-name="ro4">
          <table:table-cell table:style-name="ce2" table:number-columns-repeated="2"/>
          <table:table-cell table:style-name="ce2" office:value-type="string">
            <text:p>Anmelden für Kurs</text:p>
          </table:table-cell>
          <table:table-cell office:value-type="string">
            <text:p>Als Kunde möchte ich mich für einen Kurs anmelden können, um daran teil zu nehmen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table:number-columns-repeated="1018"/>
        </table:table-row>
        <table:table-row table:style-name="ro4">
          <table:table-cell table:style-name="ce2" table:number-columns-repeated="2"/>
          <table:table-cell table:style-name="ce2" office:value-type="string">
            <text:p>Teilnahme absagen</text:p>
          </table:table-cell>
          <table:table-cell office:value-type="string">
            <text:p>Als Kunde möchte ich meine Teilnahme an einem Kurs absagen können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table:number-columns-repeated="1018"/>
        </table:table-row>
        <table:table-row table:style-name="ro4">
          <table:table-cell table:style-name="ce2" table:number-columns-repeated="2"/>
          <table:table-cell table:style-name="ce2" office:value-type="string">
            <text:p>Teilnehmer informieren</text:p>
          </table:table-cell>
          <table:table-cell office:value-type="string">
            <text:p>Als Kunde möchte ich informiert werden, wenn ein Kurs verschoben wird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8"/>
        </table:table-row>
        <table:table-row table:style-name="ro2" table:number-rows-repeated="14">
          <table:table-cell table:style-name="ce2" table:number-columns-repeated="3"/>
          <table:table-cell/>
          <table:table-cell table:style-name="ce2" table:number-columns-repeated="1020"/>
        </table:table-row>
        <table:table-row table:style-name="ro2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0">00/00/0000</text:date>, <text:time style:data-style-name="N2" text:time-value="0000-00-00T19:35:3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nstantin Lazari</meta:initial-creator>
    <meta:creation-date>2013-10-10T19:20:37</meta:creation-date>
    <dc:date>2013-10-10T19:45:59</dc:date>
    <dc:creator>Constantin Lazari</dc:creator>
    <meta:editing-duration>P0D</meta:editing-duration>
    <meta:editing-cycles>2</meta:editing-cycles>
    <meta:generator>LibreOffice/3.6$Linux_X86_64 LibreOffice_project/360m1$Build-2</meta:generator>
    <meta:document-statistic meta:table-count="1" meta:cell-count="34" meta:object-count="0"/>
  </office:meta>
</office:document-meta>
</file>